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in" fo:margin-bottom="0in" loext: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0022a0"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039a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40003440" text:id="ct106652640003440">
          <text:deletion>
            <office:change-info>
              <dc:creator>David Harris</dc:creator>
              <dc:date>2016-01-31T17:11:00</dc:date>
            </office:change-info>
            <text:p text:style-name="Standard"><text:s/>the</text:p>
          </text:deletion>
        </text:changed-region>
        <text:changed-region xml:id="ct106652637951008" text:id="ct106652637951008">
          <text:insertion>
            <office:change-info>
              <dc:creator>David Harris</dc:creator>
              <dc:date>2016-01-31T17:12:00</dc:date>
            </office:change-info>
          </text:insertion>
        </text:changed-region>
        <text:changed-region xml:id="ct106102875839840" text:id="ct106102875839840">
          <text:insertion>
            <office:change-info>
              <dc:creator>David Harris</dc:creator>
              <dc:date>2016-01-31T17:12:00</dc:date>
            </office:change-info>
          </text:insertion>
        </text:changed-region>
        <text:changed-region xml:id="ct106102875831936" text:id="ct106102875831936">
          <text:insertion>
            <office:change-info>
              <dc:creator>David Harris</dc:creator>
              <dc:date>2016-01-31T17:13:00</dc:date>
            </office:change-info>
          </text:insertion>
        </text:changed-region>
        <text:changed-region xml:id="ct105553132581408" text:id="ct105553132581408">
          <text:deletion>
            <office:change-info>
              <dc:creator>David Harris</dc:creator>
              <dc:date>2016-01-31T17:13:00</dc:date>
            </office:change-info>
            <text:p text:style-name="Standard"><text:s/></text:p>
          </text:deletion>
        </text:changed-region>
        <text:changed-region xml:id="ct106102875869168" text:id="ct106102875869168">
          <text:deletion>
            <office:change-info>
              <dc:creator>David Harris</dc:creator>
              <dc:date>2016-01-31T17:13:00</dc:date>
            </office:change-info>
            <text:p text:style-name="Standard">&amp; ~</text:p>
          </text:deletion>
        </text:changed-region>
        <text:changed-region xml:id="ct107202387409584" text:id="ct107202387409584">
          <text:insertion>
            <office:change-info>
              <dc:creator>David Harris</dc:creator>
              <dc:date>2016-01-31T17:13:00</dc:date>
            </office:change-info>
          </text:insertion>
        </text:changed-region>
        <text:changed-region xml:id="ct105553130470320" text:id="ct105553130470320">
          <text:deletion>
            <office:change-info>
              <dc:creator>David Harris</dc:creator>
              <dc:date>2016-01-31T17:14:00</dc:date>
            </office:change-info>
            <text:p text:style-name="Standard">==</text:p>
          </text:deletion>
        </text:changed-region>
        <text:changed-region xml:id="ct107202387483424" text:id="ct107202387483424">
          <text:insertion>
            <office:change-info>
              <dc:creator>David Harris</dc:creator>
              <dc:date>2016-01-31T17:14:00</dc:date>
            </office:change-info>
          </text:insertion>
        </text:changed-region>
        <text:changed-region xml:id="ct106102880027696" text:id="ct106102880027696">
          <text:deletion>
            <office:change-info>
              <dc:creator>David Harris</dc:creator>
              <dc:date>2016-01-31T17:14:00</dc:date>
            </office:change-info>
            <text:p text:style-name="Standard">&amp; ~</text:p>
          </text:deletion>
        </text:changed-region>
        <text:changed-region xml:id="ct105553128369008" text:id="ct105553128369008">
          <text:insertion>
            <office:change-info>
              <dc:creator>David Harris</dc:creator>
              <dc:date>2016-01-31T17:14:00</dc:date>
            </office:change-info>
          </text:insertion>
        </text:changed-region>
        <text:changed-region xml:id="ct105553126330512" text:id="ct105553126330512">
          <text:deletion>
            <office:change-info>
              <dc:creator>David Harris</dc:creator>
              <dc:date>2016-01-31T17:14:00</dc:date>
            </office:change-info>
            <text:p text:style-name="Standard"><text:s/></text:p>
          </text:deletion>
        </text:changed-region>
        <text:changed-region xml:id="ct106102875810304" text:id="ct106102875810304">
          <text:insertion>
            <office:change-info>
              <dc:creator>David Harris</dc:creator>
              <dc:date>2016-01-31T17:15:00</dc:date>
            </office:change-info>
          </text:insertion>
        </text:changed-region>
        <text:changed-region xml:id="ct105553124253328" text:id="ct105553124253328">
          <text:insertion>
            <office:change-info>
              <dc:creator>David Harris</dc:creator>
              <dc:date>2016-01-31T1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OpenLCB Standard defines the protocol for transporting OpenLCB events across <text:span text:style-name="T7">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5">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7256043395548927352" text:style-name="L1">
        <text:list-item>
          <text:p text:style-name="P22">The OpenLCB Message Network Standard, which<text:span text:style-name="T7">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text:change text:change-id="ct106652640003440"/> MTI value to be used when communicating in OpenLCB common format. The Common MTI is an abstract numeric descript<text:soft-page-break/>ion intended as a normative guide to the construction of concrete message formats over specific physical transport media.</text:p>
      <text:p text:style-name="Standard">“<text:span text:style-name="T7">Event ID</text:span> Range” in the Data Content field refers to a range of <text:span text:style-name="T7">Event ID</text:span> values specified through a compare-under-mask operation. <text:s/>The low bit of the field defines the sign of the mask: a <text:change-start text:change-id="ct106652637951008"/><text:span text:style-name="T9">'</text:span><text:change-end text:change-id="ct106652637951008"/>1<text:change-start text:change-id="ct106102875839840"/><text:span text:style-name="T9">'</text:span><text:change-end text:change-id="ct106102875839840"/> least-significant bit indicates the mask is represented by 1<text:change-start text:change-id="ct106102875831936"/>-<text:change-end text:change-id="ct106102875831936"/><text:change text:change-id="ct105553132581408"/>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change text:change-id="ct106102875869168"/><text:change-start text:change-id="ct107202387409584"/><text:span text:style-name="T9">AND NOT</text:span><text:change-end text:change-id="ct107202387409584"/> mask) <text:change text:change-id="ct105553130470320"/><text:change-start text:change-id="ct107202387483424"/><text:span text:style-name="T9">EQUALS</text:span><text:change-end text:change-id="ct107202387483424"/> (R <text:change text:change-id="ct106102880027696"/><text:change-start text:change-id="ct105553128369008"/><text:span text:style-name="T9">AND NOT</text:span><text:change-end text:change-id="ct105553128369008"/><text:change text:change-id="ct105553126330512"/>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2">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2">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4750649593477400658" text:style-name="L2">
        <text:list-item>
          <text:p text:style-name="P23">Currently valid – the internal state of the consumer &amp; associated devices is known to be <text:change-start text:change-id="ct106102875810304"/><text:span text:style-name="T9">the </text:span><text:change-end text:change-id="ct106102875810304"/>same as if it had just consumed this event</text:p>
        </text:list-item>
        <text:list-item>
          <text:p text:style-name="P23">Currently invalid – the internal state of the consumer &amp; associated devices is known to not be the same as if it had just consumed this event</text:p>
        </text:list-item>
        <text:list-item>
          <text:p text:style-name="P23"><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2">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7">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2">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2">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71635599999088"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2">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7">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2">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2">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7212367759260924477"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text:change-start text:change-id="ct105553124253328"/> <text:span text:style-name="T9">the </text:span><text:change-end text:change-id="ct105553124253328"/><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7">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7">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7">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7">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7">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2</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4</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6</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Event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366in" svg:y="0.00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Feb 15,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57</meta:editing-cycles>
    <meta:editing-duration>P4DT5H15M59S</meta:editing-duration>
    <meta:generator>LibreOffice/4.4.0.3$MacOSX_X86_64 LibreOffice_project/de093506bcdc5fafd9023ee680b8c60e3e0645d7</meta:generator>
    <dc:date>2016-01-31T17:16:35.347783000</dc:date>
    <dc:creator>David Harris</dc:creator>
    <meta:keyword>Event Transport</meta:keyword>
    <meta:document-statistic meta:table-count="10" meta:image-count="1" meta:object-count="0" meta:page-count="7" meta:paragraph-count="212" meta:word-count="2017" meta:character-count="12500" meta:non-whitespace-character-count="10618"/>
    <meta:user-defined meta:name="Info 1"/>
    <meta:user-defined meta:name="Info 2"/>
    <meta:user-defined meta:name="Info 3"/>
    <meta:user-defined meta:name="Info 4"/>
  </office:meta>
</office:document-meta>
</file>